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1063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4" style:family="table-cell" style:parent-style-name="Default" style:data-style-name="N1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 style:data-style-name="N11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ce12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11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10"/>
        <table:table-column table:style-name="co2" table:default-cell-style-name="Default"/>
        <table:table-column table:style-name="co3" table:default-cell-style-name="ce10"/>
        <table:table-column table:style-name="co3" table:default-cell-style-name="Default"/>
        <table:table-column table:style-name="co4" table:default-cell-style-name="ce10"/>
        <table:table-column table:style-name="co4" table:default-cell-style-name="Default"/>
        <table:table-column table:style-name="co5" table:default-cell-style-name="ce10"/>
        <table:table-column table:style-name="co5" table:default-cell-style-name="Default"/>
        <table:table-column table:style-name="co3" table:default-cell-style-name="ce10"/>
        <table:table-column table:style-name="co3" table:default-cell-style-name="Default"/>
        <table:table-column table:style-name="co6" table:default-cell-style-name="ce10"/>
        <table:table-column table:style-name="co6" table:number-columns-repeated="1011" table:default-cell-style-name="Default"/>
        <table:table-row table:style-name="ro1">
          <table:table-cell table:style-name="ce1"/>
          <table:table-cell table:style-name="ce5" office:value-type="string">
            <text:p>c_omp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cy_typed_omp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c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cython_typed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cython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python</text:p>
          </table:table-cell>
          <table:table-cell table:style-name="ce9" office:value-type="string">
            <text:p>err</text:p>
          </table:table-cell>
          <table:table-cell table:style-name="ce13" table:number-columns-repeated="1011"/>
        </table:table-row>
        <table:table-row table:style-name="ro2">
          <table:table-cell/>
          <table:table-cell office:value-type="float" office:value="0.436258792877">
            <text:p>0.4362587929</text:p>
          </table:table-cell>
          <table:table-cell table:formula="of:=([.B2]-[.B$14])^2" office:value-type="float" office:value="0.0000000421098598235283">
            <text:p>4.21098598235283E-008</text:p>
          </table:table-cell>
          <table:table-cell office:value-type="float" office:value="0.430655002594">
            <text:p>0.4306550026</text:p>
          </table:table-cell>
          <table:table-cell table:formula="of:=([.D2]-[.D$14])^2" office:value-type="float" office:value="0.0000163268245670788">
            <text:p>1.63268245670788E-005</text:p>
          </table:table-cell>
          <table:table-cell office:value-type="float" office:value="1.58897900581">
            <text:p>1.5889790058</text:p>
          </table:table-cell>
          <table:table-cell table:formula="of:=([.F2]-[.F$14])^2" office:value-type="float" office:value="0.00000955193225019389">
            <text:p>9.55193225019389E-006</text:p>
          </table:table-cell>
          <table:table-cell office:value-type="float" office:value="1.58117413521">
            <text:p>1.5811741352</text:p>
          </table:table-cell>
          <table:table-cell table:formula="of:=([.H2]-[.H$14])^2" office:value-type="float" office:value="0.0000175906139705125">
            <text:p>1.75906139705125E-005</text:p>
          </table:table-cell>
          <table:table-cell office:value-type="float" office:value="33.7585179806">
            <text:p>33.7585179806</text:p>
          </table:table-cell>
          <table:table-cell table:formula="of:=([.J2]-[.J$14])^2" office:value-type="float" office:value="0.038046707256207">
            <text:p>0.0380467073</text:p>
          </table:table-cell>
          <table:table-cell office:value-type="float" office:value="96.6266679764">
            <text:p>96.6266679764</text:p>
          </table:table-cell>
          <table:table-cell table:formula="of:=([.L2]-[.L$14])^2" office:value-type="float" office:value="1.88311589016538">
            <text:p>1.883115890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576002121">
            <text:p>0.4357600212</text:p>
          </table:table-cell>
          <table:table-cell table:formula="of:=([.B3]-[.B$14])^2" office:value-type="float" office:value="0.0000000861802895679585">
            <text:p>8.61802895679585E-008</text:p>
          </table:table-cell>
          <table:table-cell office:value-type="float" office:value="0.437906980515">
            <text:p>0.4379069805</text:p>
          </table:table-cell>
          <table:table-cell table:formula="of:=([.D3]-[.D$14])^2" office:value-type="float" office:value="0.0000103126491544587">
            <text:p>1.03126491544587E-005</text:p>
          </table:table-cell>
          <table:table-cell office:value-type="float" office:value="1.58849692345">
            <text:p>1.5884969235</text:p>
          </table:table-cell>
          <table:table-cell table:formula="of:=([.F3]-[.F$14])^2" office:value-type="float" office:value="0.0000127642024604028">
            <text:p>1.27642024604028E-005</text:p>
          </table:table-cell>
          <table:table-cell office:value-type="float" office:value="1.58310890198">
            <text:p>1.583108902</text:p>
          </table:table-cell>
          <table:table-cell table:formula="of:=([.H3]-[.H$14])^2" office:value-type="float" office:value="0.00000510466160913343">
            <text:p>5.10466160913343E-006</text:p>
          </table:table-cell>
          <table:table-cell office:value-type="float" office:value="33.2032959461">
            <text:p>33.2032959461</text:p>
          </table:table-cell>
          <table:table-cell table:formula="of:=([.J3]-[.J$14])^2" office:value-type="float" office:value="0.129719823306445">
            <text:p>0.1297198233</text:p>
          </table:table-cell>
          <table:table-cell office:value-type="float" office:value="97.1244268417">
            <text:p>97.1244268417</text:p>
          </table:table-cell>
          <table:table-cell table:formula="of:=([.L3]-[.L$14])^2" office:value-type="float" office:value="3.49699560702149">
            <text:p>3.49699560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9492940903">
            <text:p>0.4394929409</text:p>
          </table:table-cell>
          <table:table-cell table:formula="of:=([.B4]-[.B$14])^2" office:value-type="float" office:value="0.0000118291621061423">
            <text:p>1.18291621061423E-005</text:p>
          </table:table-cell>
          <table:table-cell office:value-type="float" office:value="0.436706066132">
            <text:p>0.4367060661</text:p>
          </table:table-cell>
          <table:table-cell table:formula="of:=([.D4]-[.D$14])^2" office:value-type="float" office:value="0.00000404177645317445">
            <text:p>4.04177645317445E-006</text:p>
          </table:table-cell>
          <table:table-cell office:value-type="float" office:value="1.59252715111">
            <text:p>1.5925271511</text:p>
          </table:table-cell>
          <table:table-cell table:formula="of:=([.F4]-[.F$14])^2" office:value-type="float" office:value="0.000000209329360792959">
            <text:p>2.09329360792959E-007</text:p>
          </table:table-cell>
          <table:table-cell office:value-type="float" office:value="1.58700108528">
            <text:p>1.5870010853</text:p>
          </table:table-cell>
          <table:table-cell table:formula="of:=([.H4]-[.H$14])^2" office:value-type="float" office:value="0.00000266614517340886">
            <text:p>2.66614517340886E-006</text:p>
          </table:table-cell>
          <table:table-cell office:value-type="float" office:value="36.1152889729">
            <text:p>36.1152889729</text:p>
          </table:table-cell>
          <table:table-cell table:formula="of:=([.J4]-[.J$14])^2" office:value-type="float" office:value="6.51181922097722">
            <text:p>6.511819221</text:p>
          </table:table-cell>
          <table:table-cell office:value-type="float" office:value="94.5709710121">
            <text:p>94.5709710121</text:p>
          </table:table-cell>
          <table:table-cell table:formula="of:=([.L4]-[.L$14])^2" office:value-type="float" office:value="0.467076929031568">
            <text:p>0.4670769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4562292099">
            <text:p>0.445622921</text:p>
          </table:table-cell>
          <table:table-cell table:formula="of:=([.B5]-[.B$14])^2" office:value-type="float" office:value="0.000091572172032178">
            <text:p>9.1572172032178E-005</text:p>
          </table:table-cell>
          <table:table-cell office:value-type="float" office:value="0.440059185028">
            <text:p>0.440059185</text:p>
          </table:table-cell>
          <table:table-cell table:formula="of:=([.D5]-[.D$14])^2" office:value-type="float" office:value="0.0000287675171457023">
            <text:p>2.87675171457023E-005</text:p>
          </table:table-cell>
          <table:table-cell office:value-type="float" office:value="1.60033202171">
            <text:p>1.6003320217</text:p>
          </table:table-cell>
          <table:table-cell table:formula="of:=([.F5]-[.F$14])^2" office:value-type="float" office:value="0.0000682671852977681">
            <text:p>6.82671852977681E-005</text:p>
          </table:table-cell>
          <table:table-cell office:value-type="float" office:value="1.58635616302">
            <text:p>1.586356163</text:p>
          </table:table-cell>
          <table:table-cell table:formula="of:=([.H5]-[.H$14])^2" office:value-type="float" office:value="0.000000975968578602269">
            <text:p>0.000000976</text:p>
          </table:table-cell>
          <table:table-cell office:value-type="float" office:value="33.2673020363">
            <text:p>33.2673020363</text:p>
          </table:table-cell>
          <table:table-cell table:formula="of:=([.J5]-[.J$14])^2" office:value-type="float" office:value="0.0877109189188433">
            <text:p>0.0877109189</text:p>
          </table:table-cell>
          <table:table-cell office:value-type="float" office:value="94.4705319405">
            <text:p>94.4705319405</text:p>
          </table:table-cell>
          <table:table-cell table:formula="of:=([.L5]-[.L$14])^2" office:value-type="float" office:value="0.614451139056562">
            <text:p>0.614451139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6600923538">
            <text:p>0.4366009235</text:p>
          </table:table-cell>
          <table:table-cell table:formula="of:=([.B6]-[.B$14])^2" office:value-type="float" office:value="0.000000299578373716948">
            <text:p>2.99578373716948E-007</text:p>
          </table:table-cell>
          <table:table-cell office:value-type="float" office:value="0.437595129013">
            <text:p>0.437595129</text:p>
          </table:table-cell>
          <table:table-cell table:formula="of:=([.D6]-[.D$14])^2" office:value-type="float" office:value="0.00000840698349275981">
            <text:p>0.000008407</text:p>
          </table:table-cell>
          <table:table-cell office:value-type="float" office:value="1.58447790146">
            <text:p>1.5844779015</text:p>
          </table:table-cell>
          <table:table-cell table:formula="of:=([.F6]-[.F$14])^2" office:value-type="float" office:value="0.0000576342792592702">
            <text:p>5.76342792592702E-005</text:p>
          </table:table-cell>
          <table:table-cell office:value-type="float" office:value="1.57643318176">
            <text:p>1.5764331818</text:p>
          </table:table-cell>
          <table:table-cell table:formula="of:=([.H6]-[.H$14])^2" office:value-type="float" office:value="0.0000798354766197045">
            <text:p>7.98354766197045E-005</text:p>
          </table:table-cell>
          <table:table-cell office:value-type="float" office:value="33.3287661076">
            <text:p>33.3287661076</text:p>
          </table:table-cell>
          <table:table-cell table:formula="of:=([.J6]-[.J$14])^2" office:value-type="float" office:value="0.0550823162971938">
            <text:p>0.0550823163</text:p>
          </table:table-cell>
          <table:table-cell office:value-type="float" office:value="97.391741991">
            <text:p>97.391741991</text:p>
          </table:table-cell>
          <table:table-cell table:formula="of:=([.L6]-[.L$14])^2" office:value-type="float" office:value="4.56822532131003">
            <text:p>4.568225321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958902359">
            <text:p>0.4395890236</text:p>
          </table:table-cell>
          <table:table-cell table:formula="of:=([.B7]-[.B$14])^2" office:value-type="float" office:value="0.0000124993189089455">
            <text:p>1.24993189089455E-005</text:p>
          </table:table-cell>
          <table:table-cell office:value-type="float" office:value="0.436452150345">
            <text:p>0.4364521503</text:p>
          </table:table-cell>
          <table:table-cell table:formula="of:=([.D7]-[.D$14])^2" office:value-type="float" office:value="0.00000308529645822431">
            <text:p>3.08529645822431E-006</text:p>
          </table:table-cell>
          <table:table-cell office:value-type="float" office:value="1.5910449028">
            <text:p>1.5910449028</text:p>
          </table:table-cell>
          <table:table-cell table:formula="of:=([.F7]-[.F$14])^2" office:value-type="float" office:value="0.00000105005733534975">
            <text:p>1.05005733534975E-006</text:p>
          </table:table-cell>
          <table:table-cell office:value-type="float" office:value="1.58685302734">
            <text:p>1.5868530273</text:p>
          </table:table-cell>
          <table:table-cell table:formula="of:=([.H7]-[.H$14])^2" office:value-type="float" office:value="0.00000220455840418306">
            <text:p>2.20455840418306E-006</text:p>
          </table:table-cell>
          <table:table-cell office:value-type="float" office:value="33.0585041046">
            <text:p>33.0585041046</text:p>
          </table:table-cell>
          <table:table-cell table:formula="of:=([.J7]-[.J$14])^2" office:value-type="float" office:value="0.254982808298317">
            <text:p>0.2549828083</text:p>
          </table:table-cell>
          <table:table-cell office:value-type="float" office:value="94.0846281052">
            <text:p>94.0846281052</text:p>
          </table:table-cell>
          <table:table-cell table:formula="of:=([.L7]-[.L$14])^2" office:value-type="float" office:value="1.36836927697235">
            <text:p>1.3683692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1298971176">
            <text:p>0.4312989712</text:p>
          </table:table-cell>
          <table:table-cell table:formula="of:=([.B8]-[.B$14])^2" office:value-type="float" office:value="0.0000226063621835579">
            <text:p>2.26063621835579E-005</text:p>
          </table:table-cell>
          <table:table-cell office:value-type="float" office:value="0.434375047684">
            <text:p>0.4343750477</text:p>
          </table:table-cell>
          <table:table-cell table:formula="of:=([.D8]-[.D$14])^2" office:value-type="float" office:value="0.000000102785298141847">
            <text:p>1.02785298141847E-007</text:p>
          </table:table-cell>
          <table:table-cell office:value-type="float" office:value="1.59248781204">
            <text:p>1.592487812</text:p>
          </table:table-cell>
          <table:table-cell table:formula="of:=([.F8]-[.F$14])^2" office:value-type="float" office:value="0.000000174879686997471">
            <text:p>1.74879686997471E-007</text:p>
          </table:table-cell>
          <table:table-cell office:value-type="float" office:value="1.58721518517">
            <text:p>1.5872151852</text:p>
          </table:table-cell>
          <table:table-cell table:formula="of:=([.H8]-[.H$14])^2" office:value-type="float" office:value="0.00000341116287321945">
            <text:p>3.41116287321945E-006</text:p>
          </table:table-cell>
          <table:table-cell office:value-type="float" office:value="33.2948980331">
            <text:p>33.2948980331</text:p>
          </table:table-cell>
          <table:table-cell table:formula="of:=([.J8]-[.J$14])^2" office:value-type="float" office:value="0.072126780983926">
            <text:p>0.072126781</text:p>
          </table:table-cell>
          <table:table-cell office:value-type="float" office:value="93.9998071194">
            <text:p>93.9998071194</text:p>
          </table:table-cell>
          <table:table-cell table:formula="of:=([.L8]-[.L$14])^2" office:value-type="float" office:value="1.57400650404782">
            <text:p>1.5740065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5404062271">
            <text:p>0.4354040623</text:p>
          </table:table-cell>
          <table:table-cell table:formula="of:=([.B9]-[.B$14])^2" office:value-type="float" office:value="0.000000421881082588156">
            <text:p>4.21881082588156E-007</text:p>
          </table:table-cell>
          <table:table-cell office:value-type="float" office:value="0.433023929596">
            <text:p>0.4330239296</text:p>
          </table:table-cell>
          <table:table-cell table:formula="of:=([.D9]-[.D$14])^2" office:value-type="float" office:value="0.00000279464625752985">
            <text:p>2.79464625752985E-006</text:p>
          </table:table-cell>
          <table:table-cell office:value-type="float" office:value="1.59338188171">
            <text:p>1.5933818817</text:p>
          </table:table-cell>
          <table:table-cell table:formula="of:=([.F9]-[.F$14])^2" office:value-type="float" office:value="0.00000172201543423083">
            <text:p>0.000001722</text:p>
          </table:table-cell>
          <table:table-cell office:value-type="float" office:value="1.58881402016">
            <text:p>1.5888140202</text:p>
          </table:table-cell>
          <table:table-cell table:formula="of:=([.H9]-[.H$14])^2" office:value-type="float" office:value="0.0000118733195907786">
            <text:p>1.18733195907786E-005</text:p>
          </table:table-cell>
          <table:table-cell office:value-type="float" office:value="33.1898601055">
            <text:p>33.1898601055</text:p>
          </table:table-cell>
          <table:table-cell table:formula="of:=([.J9]-[.J$14])^2" office:value-type="float" office:value="0.139578621336898">
            <text:p>0.1395786213</text:p>
          </table:table-cell>
          <table:table-cell office:value-type="float" office:value="94.2011959553">
            <text:p>94.2011959553</text:p>
          </table:table-cell>
          <table:table-cell table:formula="of:=([.L9]-[.L$14])^2" office:value-type="float" office:value="1.10924145281682">
            <text:p>1.10924145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2967414856">
            <text:p>0.4296741486</text:p>
          </table:table-cell>
          <table:table-cell table:formula="of:=([.B10]-[.B$14])^2" office:value-type="float" office:value="0.0000406972221299789">
            <text:p>4.06972221299789E-005</text:p>
          </table:table-cell>
          <table:table-cell office:value-type="float" office:value="0.429951906204">
            <text:p>0.4299519062</text:p>
          </table:table-cell>
          <table:table-cell table:formula="of:=([.D10]-[.D$14])^2" office:value-type="float" office:value="0.0000225030971102109">
            <text:p>2.25030971102109E-005</text:p>
          </table:table-cell>
          <table:table-cell office:value-type="float" office:value="1.59396576881">
            <text:p>1.5939657688</text:p>
          </table:table-cell>
          <table:table-cell table:formula="of:=([.F10]-[.F$14])^2" office:value-type="float" office:value="0.00000359535811338038">
            <text:p>3.59535811338038E-006</text:p>
          </table:table-cell>
          <table:table-cell office:value-type="float" office:value="1.58822393417">
            <text:p>1.5882239342</text:p>
          </table:table-cell>
          <table:table-cell table:formula="of:=([.H10]-[.H$14])^2" office:value-type="float" office:value="0.00000815492179832946">
            <text:p>8.15492179832946E-006</text:p>
          </table:table-cell>
          <table:table-cell office:value-type="float" office:value="33.1954269409">
            <text:p>33.1954269409</text:p>
          </table:table-cell>
          <table:table-cell table:formula="of:=([.J10]-[.J$14])^2" office:value-type="float" office:value="0.135450046827677">
            <text:p>0.1354500468</text:p>
          </table:table-cell>
          <table:table-cell office:value-type="float" office:value="93.2829229832">
            <text:p>93.2829229832</text:p>
          </table:table-cell>
          <table:table-cell table:formula="of:=([.L10]-[.L$14])^2" office:value-type="float" office:value="3.886726668839">
            <text:p>3.8867266688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7" office:value-type="float" office:value="0.430834054947">
            <text:p>0.4308340549</text:p>
          </table:table-cell>
          <table:table-cell table:style-name="ce11" table:formula="of:=([.B11]-[.B$14])^2" office:value-type="float" office:value="0.0000272435044779532">
            <text:p>2.72435044779532E-005</text:p>
          </table:table-cell>
          <table:table-cell table:style-name="ce14" office:value-type="float" office:value="0.43023109436">
            <text:p>0.4302310944</text:p>
          </table:table-cell>
          <table:table-cell table:style-name="ce11" table:formula="of:=([.D11]-[.D$14])^2" office:value-type="float" office:value="0.0000199322494470176">
            <text:p>1.99322494470176E-005</text:p>
          </table:table-cell>
          <table:table-cell table:style-name="ce14" office:value-type="float" office:value="1.59500288963">
            <text:p>1.5950028896</text:p>
          </table:table-cell>
          <table:table-cell table:style-name="ce11" table:formula="of:=([.F11]-[.F$14])^2" office:value-type="float" office:value="0.00000860403638545956">
            <text:p>0.000008604</text:p>
          </table:table-cell>
          <table:table-cell table:style-name="ce14" office:value-type="float" office:value="1.58850288391">
            <text:p>1.5885028839</text:p>
          </table:table-cell>
          <table:table-cell table:style-name="ce11" table:formula="of:=([.H11]-[.H$14])^2" office:value-type="float" office:value="0.00000982591846504362">
            <text:p>9.82591846504362E-006</text:p>
          </table:table-cell>
          <table:table-cell table:style-name="ce14" office:value-type="float" office:value="33.2227630615">
            <text:p>33.2227630615</text:p>
          </table:table-cell>
          <table:table-cell table:style-name="ce11" table:formula="of:=([.J11]-[.J$14])^2" office:value-type="float" office:value="0.116075990813717">
            <text:p>0.1160759908</text:p>
          </table:table-cell>
          <table:table-cell table:style-name="ce14" office:value-type="float" office:value="96.7911188602">
            <text:p>96.7911188602</text:p>
          </table:table-cell>
          <table:table-cell table:style-name="ce11" table:formula="of:=([.L11]-[.L$14])^2" office:value-type="float" office:value="2.36150092590591">
            <text:p>2.3615009259</text:p>
          </table:table-cell>
          <table:table-cell table:style-name="ce14" table:number-columns-repeated="1011"/>
        </table:table-row>
        <table:table-row table:style-name="ro2">
          <table:table-cell office:value-type="string">
            <text:p>sum</text:p>
          </table:table-cell>
          <table:table-cell table:formula="of:=SUM([.B2:.B11])" office:value-type="float" office:value="4.360535860062">
            <text:p>4.3605358601</text:p>
          </table:table-cell>
          <table:table-cell table:formula="of:=SUM([.C2:.C11])" office:value-type="float" office:value="0.000207297491444452">
            <text:p>0.0002072975</text:p>
          </table:table-cell>
          <table:table-cell table:formula="of:=SUM([.D2:.D11])" office:value-type="float" office:value="4.346956491471">
            <text:p>4.3469564915</text:p>
          </table:table-cell>
          <table:table-cell table:formula="of:=SUM([.E2:.E11])" office:value-type="float" office:value="0.000116273825384299">
            <text:p>0.0001162738</text:p>
          </table:table-cell>
          <table:table-cell table:formula="of:=SUM([.F2:.F11])" office:value-type="float" office:value="15.92069625853">
            <text:p>15.9206962585</text:p>
          </table:table-cell>
          <table:table-cell table:formula="of:=SUM([.G2:.G11])" office:value-type="float" office:value="0.000163573275583846">
            <text:p>0.0001635733</text:p>
          </table:table-cell>
          <table:table-cell table:formula="of:=SUM([.H2:.H11])" office:value-type="float" office:value="15.853682518">
            <text:p>15.853682518</text:p>
          </table:table-cell>
          <table:table-cell table:formula="of:=SUM([.I2:.I11])" office:value-type="float" office:value="0.000141642747082916">
            <text:p>0.0001416427</text:p>
          </table:table-cell>
          <table:table-cell table:formula="of:=SUM([.J2:.J11])" office:value-type="float" office:value="335.6346232891">
            <text:p>335.6346232891</text:p>
          </table:table-cell>
          <table:table-cell table:formula="of:=SUM([.K2:.K11])" office:value-type="float" office:value="7.54059323501644">
            <text:p>7.540593235</text:p>
          </table:table-cell>
          <table:table-cell table:formula="of:=SUM([.L2:.L11])" office:value-type="float" office:value="952.544012785">
            <text:p>952.544012785</text:p>
          </table:table-cell>
          <table:table-cell table:formula="of:=SUM([.M2:.M11])" office:value-type="float" office:value="21.3297097151669">
            <text:p>21.3297097152</text:p>
          </table:table-cell>
          <table:table-cell table:number-columns-repeated="1011"/>
        </table:table-row>
        <table:table-row table:style-name="ro2">
          <table:table-cell office:value-type="string">
            <text:p>coun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2">
          <table:table-cell office:value-type="string">
            <text:p>mean</text:p>
          </table:table-cell>
          <table:table-cell table:formula="of:=[.B12]/[.B13]" office:value-type="float" office:value="0.4360535860062">
            <text:p>0.436053586</text:p>
          </table:table-cell>
          <table:table-cell/>
          <table:table-cell table:formula="of:=[.D12]/[.D13]" office:value-type="float" office:value="0.4346956491471">
            <text:p>0.4346956491</text:p>
          </table:table-cell>
          <table:table-cell/>
          <table:table-cell table:formula="of:=[.F12]/[.F13]" office:value-type="float" office:value="1.592069625853">
            <text:p>1.5920696259</text:p>
          </table:table-cell>
          <table:table-cell/>
          <table:table-cell table:formula="of:=[.H12]/[.H13]" office:value-type="float" office:value="1.5853682518">
            <text:p>1.5853682518</text:p>
          </table:table-cell>
          <table:table-cell/>
          <table:table-cell table:formula="of:=[.J12]/[.J13]" office:value-type="float" office:value="33.56346232891">
            <text:p>33.5634623289</text:p>
          </table:table-cell>
          <table:table-cell/>
          <table:table-cell table:formula="of:=[.L12]/[.L13]" office:value-type="float" office:value="95.2544012785">
            <text:p>95.2544012785</text:p>
          </table:table-cell>
          <table:table-cell table:number-columns-repeated="1012"/>
        </table:table-row>
        <table:table-row table:style-name="ro1">
          <table:table-cell office:value-type="string">
            <text:p>sample std dev</text:p>
          </table:table-cell>
          <table:table-cell/>
          <table:table-cell table:formula="of:=SQRT([.C12]/[.C13])" office:value-type="float" office:value="0.00479927646681655">
            <text:p>0.0047992765</text:p>
          </table:table-cell>
          <table:table-cell/>
          <table:table-cell table:formula="of:=SQRT([.E12]/[.E13])" office:value-type="float" office:value="0.00359434471518644">
            <text:p>0.0035943447</text:p>
          </table:table-cell>
          <table:table-cell/>
          <table:table-cell table:formula="of:=SQRT([.G12]/[.G13])" office:value-type="float" office:value="0.00426319227788345">
            <text:p>0.0042631923</text:p>
          </table:table-cell>
          <table:table-cell/>
          <table:table-cell table:formula="of:=SQRT([.I12]/[.I13])" office:value-type="float" office:value="0.00396712528277251">
            <text:p>0.0039671253</text:p>
          </table:table-cell>
          <table:table-cell/>
          <table:table-cell table:formula="of:=SQRT([.K12]/[.K13])" office:value-type="float" office:value="0.915338021049931">
            <text:p>0.915338021</text:p>
          </table:table-cell>
          <table:table-cell/>
          <table:table-cell table:formula="of:=SQRT([.M12]/[.M13])" office:value-type="float" office:value="1.53946995622833">
            <text:p>1.5394699562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elative std dev</text:p>
          </table:table-cell>
          <table:table-cell table:style-name="ce8"/>
          <table:table-cell table:style-name="ce12" table:formula="of:=[.C15]/[.B14]" office:value-type="percentage" office:value="0.0110061621342757">
            <text:p>1.10%</text:p>
          </table:table-cell>
          <table:table-cell table:style-name="ce15"/>
          <table:table-cell table:style-name="ce12" table:formula="of:=[.E15]/[.D14]" office:value-type="percentage" office:value="0.00826864663181878">
            <text:p>0.83%</text:p>
          </table:table-cell>
          <table:table-cell table:style-name="ce15"/>
          <table:table-cell table:style-name="ce12" table:formula="of:=[.G15]/[.F14]" office:value-type="percentage" office:value="0.0026777674849486">
            <text:p>0.27%</text:p>
          </table:table-cell>
          <table:table-cell table:style-name="ce15"/>
          <table:table-cell table:style-name="ce12" table:formula="of:=[.I15]/[.H14]" office:value-type="percentage" office:value="0.00250233677776018">
            <text:p>0.25%</text:p>
          </table:table-cell>
          <table:table-cell table:style-name="ce15"/>
          <table:table-cell table:style-name="ce12" table:formula="of:=[.K15]/[.J14]" office:value-type="percentage" office:value="0.0272718592640993">
            <text:p>2.73%</text:p>
          </table:table-cell>
          <table:table-cell table:style-name="ce15"/>
          <table:table-cell table:style-name="ce12" table:formula="of:=[.M15]/[.L14]" office:value-type="percentage" office:value="0.0161616674459725">
            <text:p>1.62%</text:p>
          </table:table-cell>
          <table:table-cell table:style-name="ce15"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13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9T12:51:01</meta:creation-date>
    <dc:date>2011-07-19T13:14:29</dc:date>
    <meta:editing-duration>PT23M33S</meta:editing-duration>
    <meta:editing-cycles>9</meta:editing-cycles>
    <meta:generator>LibreOffice/3.3$Unix LibreOffice_project/330m19$Build-8</meta:generator>
    <meta:document-statistic meta:table-count="3" meta:cell-count="179" meta:object-count="0"/>
  </office:meta>
</office:document-meta>
</file>